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hancedRepeaterJXPathBinding.doLoad( Widget frmModel , JXPathContext jxp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EnhancedRepeaterJXPathBinding.EnhancedRepeaterJXPathBinding( CommonAttributes commonAtts , String repeaterId , String repeaterPath , String rowPath , String rowPathForInsert , JXPathBindingBase [ ] childBindings , JXPathBindingBase insertBinding , JXPathBindingBase [ ] deleteBindings , JXPathBindingBase [ ] identityBindings , String adapter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hancedRepeaterJXPathBinding.doSave( Widget frmModel , JXPathContext jxpc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3">
            <text:p text:style-name="Table_20_Contents">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